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4C0000012CA8954B407D4415E6.png" manifest:media-type="image/png"/>
  <manifest:file-entry manifest:full-path="Pictures/100000000000010D000000FF60A0AAE0E228F8E2.png" manifest:media-type="image/png"/>
  <manifest:file-entry manifest:full-path="Pictures/1000000000000029000000280D79344E3C86B807.png" manifest:media-type="image/png"/>
  <manifest:file-entry manifest:full-path="Pictures/100000000000002700000026E7BA59C467F90D6A.png" manifest:media-type="image/png"/>
  <manifest:file-entry manifest:full-path="Pictures/100002000000000A0000000A6361AF2587162F7F.gif" manifest:media-type="image/gif"/>
  <manifest:file-entry manifest:full-path="Pictures/100000000000013000000123B3627CCB3F8703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AR PL UKai TW" svg:font-family="'AR PL UKai TW'" style:font-adornments="書本體" style:font-pitch="variable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illius ADF" svg:font-family="'Gillius AD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3" svg:font-family="Raleway" style:font-adornments="Light" style:font-pitch="variable"/>
    <style:font-face style:name="Raleway" svg:font-family="Raleway" style:font-adornments="Regular" style:font-pitch="variable"/>
    <style:font-face style:name="思源宋體" svg:font-family="思源宋體" style:font-adornments="標準" style:font-pitch="variable"/>
    <style:font-face style:name="思源黑體 Regular" svg:font-family="'思源黑體 Regular'" style:font-adornments="標準" style:font-pitch="variable"/>
    <style:font-face style:name="思源黑體 TW Regular" svg:font-family="'思源黑體 TW Regular'" style:font-adornments="標準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_20_left">
      <style:text-properties officeooo:paragraph-rsid="00425105"/>
    </style:style>
    <style:style style:name="P2" style:family="paragraph" style:parent-style-name="Footer_20_right">
      <style:text-properties officeooo:paragraph-rsid="00a8de17"/>
    </style:style>
    <style:style style:name="P3" style:family="paragraph" style:parent-style-name="Footer_20_right">
      <style:text-properties officeooo:paragraph-rsid="005bcbd8"/>
    </style:style>
    <style:style style:name="P4" style:family="paragraph" style:parent-style-name="Footer_20_right">
      <style:text-properties officeooo:rsid="0011dbfd" officeooo:paragraph-rsid="0011dbfd"/>
    </style:style>
    <style:style style:name="P5" style:family="paragraph" style:parent-style-name="Footer_20_right">
      <style:text-properties officeooo:paragraph-rsid="0011dbfd"/>
    </style:style>
    <style:style style:name="P6" style:family="paragraph" style:parent-style-name="Standard">
      <style:text-properties officeooo:paragraph-rsid="00425105"/>
    </style:style>
    <style:style style:name="P7" style:family="paragraph" style:parent-style-name="Standard">
      <style:text-properties officeooo:rsid="00cd1b26" officeooo:paragraph-rsid="00cd1b26"/>
    </style:style>
    <style:style style:name="P8" style:family="paragraph" style:parent-style-name="Standard">
      <style:text-properties officeooo:paragraph-rsid="0011dbfd"/>
    </style:style>
    <style:style style:name="P9" style:family="paragraph" style:parent-style-name="Standard">
      <style:text-properties officeooo:rsid="01058473" officeooo:paragraph-rsid="01cac142"/>
    </style:style>
    <style:style style:name="P10" style:family="paragraph" style:parent-style-name="Standard">
      <style:text-properties officeooo:paragraph-rsid="01cac142"/>
    </style:style>
    <style:style style:name="P11" style:family="paragraph" style:parent-style-name="Front_20_Matter_20_Titles" style:master-page-name="">
      <style:paragraph-properties fo:keep-together="always" style:page-number="auto" style:writing-mode="page"/>
      <style:text-properties officeooo:paragraph-rsid="01cac142"/>
    </style:style>
    <style:style style:name="P12" style:family="paragraph" style:parent-style-name="Front_20_Matter_20_Titles" style:master-page-name="">
      <style:paragraph-properties style:page-number="auto" fo:keep-with-next="always" style:writing-mode="page"/>
      <style:text-properties officeooo:paragraph-rsid="01cac142"/>
    </style:style>
    <style:style style:name="P13" style:family="paragraph" style:parent-style-name="Text_20_body">
      <style:text-properties officeooo:rsid="00832d63" officeooo:paragraph-rsid="01cac142"/>
    </style:style>
    <style:style style:name="P14" style:family="paragraph" style:parent-style-name="Text_20_body">
      <style:text-properties officeooo:rsid="00873b0c" officeooo:paragraph-rsid="01cac142"/>
    </style:style>
    <style:style style:name="P15" style:family="paragraph" style:parent-style-name="Text_20_body">
      <style:text-properties officeooo:paragraph-rsid="01cac142"/>
    </style:style>
    <style:style style:name="P16" style:family="paragraph" style:parent-style-name="Front_20_Matter_20_Titles">
      <style:text-properties officeooo:paragraph-rsid="01cac142"/>
    </style:style>
    <style:style style:name="P17" style:family="paragraph" style:parent-style-name="Chapter_20_Number" style:master-page-name="Right_20_Page">
      <style:paragraph-properties style:page-number="auto"/>
    </style:style>
    <style:style style:name="P18" style:family="paragraph" style:parent-style-name="Heading_20_1">
      <style:text-properties officeooo:paragraph-rsid="01cac142"/>
    </style:style>
    <style:style style:name="T1" style:family="text">
      <style:text-properties officeooo:rsid="012f6927"/>
    </style:style>
    <style:style style:name="T2" style:family="text">
      <style:text-properties officeooo:rsid="00e62f33"/>
    </style:style>
    <style:style style:name="T3" style:family="text">
      <style:text-properties officeooo:rsid="010f302a"/>
    </style:style>
    <style:style style:name="T4" style:family="text">
      <style:text-properties officeooo:rsid="01169102"/>
    </style:style>
    <style:style style:name="T5" style:family="text">
      <style:text-properties officeooo:rsid="00d25545"/>
    </style:style>
    <style:style style:name="T6" style:family="text">
      <style:text-properties officeooo:rsid="00832d63"/>
    </style:style>
    <style:style style:name="T7" style:family="text">
      <style:text-properties officeooo:rsid="00828b88"/>
    </style:style>
    <style:style style:name="T8" style:family="text">
      <style:text-properties officeooo:rsid="01132230"/>
    </style:style>
    <style:style style:name="T9" style:family="text">
      <style:text-properties officeooo:rsid="00ec42b1"/>
    </style:style>
    <style:style style:name="T10" style:family="text">
      <style:text-properties officeooo:rsid="00c755a1"/>
    </style:style>
    <style:style style:name="T11" style:family="text">
      <style:text-properties officeooo:rsid="011140c1"/>
    </style:style>
    <style:style style:name="T12" style:family="text">
      <style:text-properties officeooo:rsid="007d9434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873b0c"/>
    </style:style>
    <style:style style:name="T15" style:family="text">
      <style:text-properties officeooo:rsid="00805031"/>
    </style:style>
    <style:style style:name="T16" style:family="text">
      <style:text-properties officeooo:rsid="0081bef1"/>
    </style:style>
    <style:style style:name="T17" style:family="text">
      <style:text-properties officeooo:rsid="008a92c1"/>
    </style:style>
    <style:style style:name="T18" style:family="text">
      <style:text-properties officeooo:rsid="00e4ce4b"/>
    </style:style>
    <style:style style:name="T19" style:family="text">
      <style:text-properties officeooo:rsid="00809463"/>
    </style:style>
    <style:style style:name="T20" style:family="text">
      <style:text-properties officeooo:rsid="01140f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MD"/>
      </text:user-field-decls>
      <text:p text:style-name="P17">C</text:p>
      <text:h text:style-name="P18" text:outline-level="1"><text:reference-mark-start text:name="Where to get free-licensed fonts"/>何處可取得自由授權的字型<text:reference-mark-end text:name="Where to get free-licensed fonts"/></text:h>
      <text:p text:style-name="P15"><text:bookmark-start text:name="__RefHeading___Toc32358_2074576844"/><text:span text:style-name="T1">類似於自由或開源軟體，自由授權的字型允許你</text:span>使用、分享、和編修，依你所欲。大多數也能免費取用。<text:bookmark-end text:name="__RefHeading___Toc32358_2074576844"/></text:p>
      <text:p text:style-name="P13">在<text:span text:style-name="T2">2000</text:span>年以前自由授權的字型還相當罕見。不過，今日已有數百個自由字型，<text:span text:style-name="T2">雖然</text:span>和眾字型製造商依所提供的專有字型相比數量上還是少，例如Adobe一家就有上千個專有字型。</text:p>
      <text:p text:style-name="P13">其中不少自由字型是經典字型的翻造版，或極近的變作版；此外也有些不管從各層面來看都相當出色的原創字型。<text:span text:style-name="T3">無論是翻造或原創都能協同你作業而不用專有字型。</text:span></text:p>
      <text:p text:style-name="P13">自由授權的字型通常採用<text:span text:style-name="Choice">SIL</text:span>開放字型授權<text:span text:style-name="Choice_20_-_20_Body"> (Open Font License, OFL)</text:span>，或是附帶字型例外條款的<text:span text:style-name="Choice">GNU</text:span>通用公眾授權<text:span text:style-name="Choice_20_-_20_Body"><text:span text:style-name="T4">(General Public License, GPL)</text:span></text:span><text:span text:style-name="T4"> </text:span>。有些則是公眾領域的公版授權。也有採用其他授權的，但多數這類字型的授權條款都未經自由軟體基金會 (Free Software Foundation, FSF) 或開源協會 (Open Source Initiative, OSI) 評估過，使用時應謹慎注意條款的詳細內容。</text:p>
      <text:p text:style-name="P14">如果你採用的是GNU/Linux作業系統，有些自由字型可以直接從你散布版所提供的軟體庫安裝。其他許多自由字型可線上下載，無論作業系統為何。</text:p>
      <text:p text:style-name="P16"><text:soft-page-break/>Arkandis Digital Foundry<text:line-break/><text:span text:style-name="T6">(</text:span><text:a xlink:type="simple" xlink:href="http://arkandis.tuxfamily.org/adffonts.html" text:style-name="Internet_20_link" text:visited-style-name="Visited_20_Internet_20_Link"><text:span text:style-name="Internet_20_link">http://arkandis.tuxfamily.org/adffonts.html</text:span></text:a>)</text:p>
      <text:p text:style-name="P10">Arkandis字型的創立是為了讓GNU/Linux使用者有自由授權的字型可運用。這套字型包括Baskervald (Baskerville)、Gillius (Gill Sans)、和 Universalis (Univers)；還有原創字型如Mint Spirit，初心是專為Linux Mint散布版創作的非官方字型。</text:p>
      <text:p text:style-name="P16">Barry Schwartz <text:line-break/><text:span text:style-name="T7">(</text:span><text:a xlink:type="simple" xlink:href="http://crudfactory.com/font/index" text:style-name="Internet_20_link" text:visited-style-name="Visited_20_Internet_20_Link"><text:span text:style-name="Internet_20_link"><text:span text:style-name="T7">http://crudfactory.com/font/index</text:span></text:span></text:a><text:span text:style-name="T7">)</text:span></text:p>
      <text:p text:style-name="P10">Barry Schwartz是自由授權內文字字型的出色設計師之一。他的作品包括根據Frederick Goudy之設計而來的三種字型，與Fanwood——一套近似Eric Gill所作Joanna的素雅字型。<text:span text:style-name="T8">你可以從The League of Movable Type取得他的一些字型（見後述）。</text:span></text:p>
      <text:p text:style-name="P16">Cantarell <text:line-break/>(<text:a xlink:type="simple" xlink:href="https://git.gnome.org/browse/cantarell-fonts/)" text:style-name="Internet_20_link" text:visited-style-name="Visited_20_Internet_20_Link"><text:span text:style-name="Internet_20_link">https://git.gnome.org/browse/cantarell-fonts/</text:span></text:a><text:a xlink:type="simple" xlink:href="https://git.gnome.org/browse/cantarell-fonts/)" text:style-name="Internet_20_link" text:visited-style-name="Visited_20_Internet_20_Link">)</text:a></text:p>
      <text:p text:style-name="P10"><text:span text:style-name="T9">GNOME 3 所採用的官方字型。</text:span>起先因部分字母寫法受到不少批評，而後Cantarell演進為人文主義風字型，可作內文字使用，亦可用於標題字。</text:p>
      <text:p text:style-name="P16">Dover Books<text:line-break/>(<text:a xlink:type="simple" xlink:href="http://www.doverbooks.co.uk/Fonts,_Lettering.htm" text:style-name="Internet_20_link" text:visited-style-name="Visited_20_Internet_20_Link"><text:span text:style-name="Internet_20_link">http://www.doverbooks.co.uk/Fonts,_Lettering.htm</text:span></text:a><text:span text:style-name="Internet_20_link"><text:span text:style-name="T5">l</text:span></text:span>)</text:p>
      <text:p text:style-name="P10">Dover Books發表了30本書，內含維多利亞時代與更早先的字體、符號字型之CD。這些檔案都標記為「免授權」，<text:span text:style-name="T10">大致上代表其屬於公眾領域的公版授權。</text:span></text:p>
      <text:p text:style-name="P16">Google Fonts <text:line-break/>(<text:a xlink:type="simple" xlink:href="https://www.google.com/fonts/" text:style-name="Internet_20_link" text:visited-style-name="Visited_20_Internet_20_Link"><text:span text:style-name="Internet_20_link">https://www.google.com/fonts/</text:span></text:a>)</text:p>
      <text:p text:style-name="P10">擁有超過630個字族，Google Fonts 主要目標是用於線上顯示。不過，你也能下載字型作為列印使用。常有更新，所以可以常去查看是否已有的字型發行新版了沒。</text:p>
      <text:p text:style-name="P11"><text:span text:style-name="T11">The </text:span>League of Moveable Type<text:line-break/><text:span text:style-name="T12">(</text:span><text:a xlink:type="simple" xlink:href="https://www.theleagueofmoveabletype.com/" text:style-name="Internet_20_link" text:visited-style-name="Visited_20_Internet_20_Link"><text:span text:style-name="Internet_20_link"><text:span text:style-name="T12">https://www.theleagueofmoveabletype.com/</text:span></text:span></text:a><text:span text:style-name="T12">)</text:span></text:p>
      <text:p text:style-name="P10"><text:span text:style-name="T12">自許為「</text:span>前所未有的開源<text:span text:style-name="T13">字體</text:span>鑄造廠」，<text:span text:style-name="T12">The League of Moveable Type 提供小型但精挑細選過的原創字型設計字庫。</text:span><text:soft-page-break/><text:span text:style-name="T12">若你驚覺在茫茫自由字型海中遺失方向，The League 將是你可依靠的明燈，高品質、而且通常都具備小型大寫字和舊式數字樣式。</text:span></text:p>
      <text:p text:style-name="P16">Liberation字型 <text:line-break/><text:span text:style-name="T14">(</text:span><text:a xlink:type="simple" xlink:href="https://fedorahosted.org/liberation-fonts/" text:style-name="Internet_20_link" text:visited-style-name="Visited_20_Internet_20_Link"><text:span text:style-name="Internet_20_link"><text:span text:style-name="T14">https://fedorahosted.org/liberation-fonts/</text:span></text:span></text:a><text:span text:style-name="T14">)</text:span></text:p>
      <text:p text:style-name="P10">Liberation字型的設計目的是讓字型的規格數據和常用的專有字型相同。<text:span text:style-name="T1">換句話說，這些自由字型和對應的專有字型有一樣的垂直空間和水平空間，雖然在字型本身的設計上卻不盡相同。</text:span>Liberation Sans用來替代Arial和Helvetica，Libration Serif可替換Times New Roman，至於Liberation Mono則對應Courier。</text:p>
      <text:p text:style-name="P16">Open Font Library<text:line-break/><text:span text:style-name="T15">(</text:span><text:a xlink:type="simple" xlink:href="http://openfontlibrary.org/" text:style-name="Internet_20_link" text:visited-style-name="Visited_20_Internet_20_Link"><text:span text:style-name="Internet_20_link"><text:span text:style-name="T15">http://openfontlibrary.org/</text:span></text:span></text:a><text:span text:style-name="T15">)</text:span></text:p>
      <text:p text:style-name="P10">有超過400個字族，Open Font Library在規模上僅次於Google Fonts。其首頁有一份最近上傳字型的列表。</text:p>
      <text:p text:style-name="P16">Oxygen<text:line-break/>(<text:a xlink:type="simple" xlink:href="http://www.fontspace.com/new-typography/oxygen" text:style-name="Internet_20_link" text:visited-style-name="Visited_20_Internet_20_Link"><text:span text:style-name="Internet_20_link">http://www.fontspace.com/new-</text:span></text:a><text:a xlink:type="simple" xlink:href="http://www.fontspace.com/new-typography/oxygen" text:style-name="Internet_20_link" text:visited-style-name="Visited_20_Internet_20_Link"><text:span text:style-name="Internet_20_link">typography/oxygen</text:span></text:a>)</text:p>
      <text:p text:style-name="P10">專為GNU/Linux作業系統上之<text:span text:style-name="Choice">KDE</text:span>桌面環境所製作的字型，Oxygen是現代幾何風字型，形狀簡潔，但極為易讀，看起來很舒服。</text:p>
      <text:p text:style-name="P12">Raph Levien <text:line-break/><text:span text:style-name="T16">(</text:span><text:a xlink:type="simple" xlink:href="http://levien.com/type/myfonts/" text:style-name="Internet_20_link" text:visited-style-name="Visited_20_Internet_20_Link"><text:span text:style-name="Internet_20_link"><text:span text:style-name="T16">http://levien.com/type/myfonts/</text:span></text:span></text:a><text:span text:style-name="T16">)</text:span></text:p>
      <text:p text:style-name="P10">Levien除了是Google員工外，他亦用自己的閒暇時間開發字型。雖然這個網頁上所寫的所有字型並非都很完整，但一致的高品質仍值得考慮使用。大多數其字型都必須先<text:span text:style-name="T17">透過自由授權的字型編輯器Fontforge</text:span>匯出成可用的字型格式。</text:p>
      <text:p text:style-name="P11"><text:span text:style-name="T18">SIL </text:span>International<text:line-break/><text:span text:style-name="Internet_20_link"><text:span text:style-name="T18">(</text:span></text:span><text:a xlink:type="simple" xlink:href="http://www01.sil.org/computing/catalog/show_software" text:style-name="Internet_20_link" text:visited-style-name="Visited_20_Internet_20_Link"><text:span text:style-name="Internet_20_link"><text:span text:style-name="T18">http://www01.sil.org/computing/catalog/show_software</text:span></text:span></text:a><text:a xlink:type="simple" xlink:href="http://www01.sil.org/computing/catalog/show_software_catalog.asp?by=cat&amp;name=Font" text:style-name="Internet_20_link" text:visited-style-name="Visited_20_Internet_20_Link"><text:span text:style-name="Internet_20_link"><text:span text:style-name="T18">_<text:line-break/>catalog.asp?by=cat&amp;name=Font</text:span></text:span></text:a><text:span text:style-name="T19">)</text:span></text:p>
      <text:p text:style-name="P10"><text:span text:style-name="Choice">SIL</text:span> International <text:span text:style-name="T3">是個任務型組織，</text:span>專注於&lt;t2/&gt;少數語言的字型。他們還開發出能自動運用連字、小型大寫字、舊式數字、<text:soft-page-break/>還有其他進階文字排印功能的Graphite系統。<text:span text:style-name="Choice">SIL</text:span>開放字型授權 (OFL)<text:span text:style-name="T8"> 是最廣為使用的自由字型授權，自由字型之所以能有今日的光景皆歸功於它。</text:span></text:p>
      <text:p text:style-name="P16">Ubuntu<text:line-break/>(<text:a xlink:type="simple" xlink:href="http://font.ubuntu.com/" text:style-name="Internet_20_link" text:visited-style-name="Visited_20_Internet_20_Link"><text:span text:style-name="Internet_20_link">http://font.ubuntu.com/</text:span></text:a>)</text:p>
      <text:p text:style-name="P9">專為Ubuntu這套GNU/Linux散布版設計，是個現代人文主義風字型。它的用途多樣；不過若將之用於品牌識別，可能會讓<text:span text:style-name="T20">採用此字型的文件自動</text:span>被辨識為和Ubuntu有關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AR PL UKai TW" svg:font-family="'AR PL UKai TW'" style:font-adornments="書本體" style:font-pitch="variable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illius ADF" svg:font-family="'Gillius AD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3" svg:font-family="Raleway" style:font-adornments="Light" style:font-pitch="variable"/>
    <style:font-face style:name="Raleway" svg:font-family="Raleway" style:font-adornments="Regular" style:font-pitch="variable"/>
    <style:font-face style:name="思源宋體" svg:font-family="思源宋體" style:font-adornments="標準" style:font-pitch="variable"/>
    <style:font-face style:name="思源黑體 Regular" svg:font-family="'思源黑體 Regular'" style:font-adornments="標準" style:font-pitch="variable"/>
    <style:font-face style:name="思源黑體 TW Regular" svg:font-family="'思源黑體 TW Regular'" style:font-adornments="標準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2cm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hidden="true" style:class="text">
      <style:paragraph-properties fo:line-height="0.529cm" style:writing-mode="page"/>
      <style:text-properties style:font-name="Fanwood" fo:font-family="Fanwood" style:font-style-name="Regular" style:font-pitch="variable" style:font-name-asian="思源宋體" style:font-family-asian="思源宋體" style:font-style-name-asian="標準" style:font-pitch-asian="variable" style:font-size-asian="11pt" style:language-asian="zh" style:country-asian="TW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Raleway" fo:font-family="Raleway" style:font-style-name="Regular" style:font-pitch="variable" fo:font-size="15pt" style:font-name-asian="思源黑體 Regular" style:font-family-asian="'思源黑體 Regular'" style:font-style-name-asian="標準" style:font-pitch-asian="variable" style:font-size-asian="15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0.529cm" fo:orphans="2" fo:widows="2" fo:text-indent="0.847cm" style:auto-text-indent="true" style:page-number="auto" style:writing-mode="page"/>
      <style:text-properties style:font-name="Fanwood" fo:font-family="Fanwood" style:font-style-name="Regular" style:font-pitch="variable" fo:font-size="12pt" style:font-size-asian="11pt"/>
    </style:style>
    <style:style style:name="List" style:family="paragraph" style:hidden="true" style:parent-style-name="Text_20_body" style:class="list">
      <style:text-properties style:font-name="Liberation Serif" fo:font-family="'Liberation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Text_20_body" style:class="extra">
      <style:paragraph-properties fo:margin-top="0.134cm" fo:margin-bottom="0cm" loext:contextual-spacing="false" fo:line-height="0.459cm" text:number-lines="false" text:line-number="0"/>
      <style:text-properties style:font-name="Raleway" fo:font-family="Raleway" style:font-style-name="Regular" style:font-pitch="variable" fo:font-size="10pt" fo:font-style="normal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0.547cm" text:number-lines="false" text:line-number="0"/>
      <style:text-properties style:font-name="Fanwood" fo:font-family="Fanwood" style:font-style-name="Regular" style:font-pitch="variable" fo:font-size="12pt" style:font-size-asian="12pt" style:font-name-complex="FreeSans1" style:font-family-complex="FreeSans" style:font-family-generic-complex="swiss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Contents_20_6" style:display-name="Contents 6" style:family="paragraph" style:hidden="true" style:parent-style-name="Contents_20_5" style:class="index">
      <style:paragraph-properties fo:margin-left="0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5pt"/>
    </style:style>
    <style:style style:name="Contents_20_7" style:display-name="Contents 7" style:family="paragraph" style:hidden="true" style:parent-style-name="Contents_20_1" style:list-style-name="Numbering_20_3" style:class="index">
      <style:paragraph-properties>
        <style:tab-stops>
          <style:tab-stop style:position="14.594cm" style:type="right" style:leader-style="dotted" style:leader-text="."/>
        </style:tab-stops>
      </style:paragraph-properties>
      <style:text-properties fo:background-color="transparent"/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Heading_20_5" style:display-name="Heading 5" style:family="paragraph" style:hidden="true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fo:line-height="0.582cm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iberation Sans Narrow" fo:font-family="'Liberation Sans Narrow'" style:font-style-name="Regular" style:font-family-generic="swiss" style:font-pitch="variable" fo:font-size="13.5pt" style:font-size-asian="10.5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FZSongS-Extended1" style:font-family-asian="FZSongS-Extended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0.564cm" style:page-number="auto" text:number-lines="false" text:line-number="0"/>
      <style:text-properties fo:color="#000000" style:font-name="Fanwood" fo:font-family="Fanwood" style:font-style-name="Regular" style:font-pitch="variable" fo:font-size="12pt" style:font-size-asian="10.5pt"/>
    </style:style>
    <style:style style:name="Footer_20_right" style:display-name="Footer right" style:family="paragraph" style:parent-style-name="Footer_20_left" style:class="extra">
      <style:paragraph-properties fo:text-align="end" style:justify-single-word="false" text:number-lines="false" text:line-number="0" style:writing-mode="page">
        <style:tab-stops>
          <style:tab-stop style:position="8.795cm" style:type="center"/>
          <style:tab-stop style:position="17.59cm" style:type="right"/>
        </style:tab-stops>
      </style:paragraph-properties>
      <style:text-properties fo:color="#008000" fo:font-size="10pt" style:font-size-asian="10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008000" style:font-name="Raleway" fo:font-family="Raleway" style:font-style-name="Regular" style:font-pitch="variable" fo:font-size="13pt" fo:font-weight="normal" style:font-size-asian="10.5pt" style:font-weight-asian="bold" style:font-weight-complex="600"/>
    </style:style>
    <style:style style:name="Footer_20_left" style:display-name="Footer left" style:family="paragraph" style:parent-style-name="Standard" style:class="extra">
      <style:paragraph-properties fo:line-height="0.459cm" text:number-lines="false" text:line-number="0" style:writing-mode="page">
        <style:tab-stops>
          <style:tab-stop style:position="8.795cm" style:type="center"/>
          <style:tab-stop style:position="17.59cm" style:type="right"/>
        </style:tab-stops>
      </style:paragraph-properties>
      <style:text-properties fo:color="#008000" style:font-name="Raleway" fo:font-family="Raleway" style:font-style-name="Regular" style:font-pitch="variable" fo:font-size="10pt" style:font-name-asian="思源黑體 Regular" style:font-family-asian="'思源黑體 Regular'" style:font-style-name-asian="標準" style:font-pitch-asian="variable" style:font-size-asian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159cm" loext:contextual-spacing="false" fo:line-height="100%" fo:text-align="end" style:justify-single-word="false" fo:text-indent="0cm" style:auto-text-indent="false" style:page-number="auto" style:writing-mode="page"/>
      <style:text-properties fo:font-size="21pt" style:font-name-asian="思源黑體 Regular" style:font-family-asian="'思源黑體 Regular'" style:font-style-name-asian="標準" style:font-pitch-asian="variable" style:font-size-asian="21pt"/>
    </style:style>
    <style:style style:name="Contents_20_Heading" style:display-name="Contents Heading" style:family="paragraph" style:parent-style-name="Heading" style:class="index" style:master-page-name="Standard">
      <style:paragraph-properties fo:margin-left="0cm" fo:margin-right="0cm" fo:margin-top="0cm" fo:margin-bottom="0.265cm" loext:contextual-spacing="false" style:line-height-at-least="0.529cm" fo:text-indent="0cm" style:auto-text-indent="false" style:page-number="auto" text:number-lines="false" text:line-number="0"/>
      <style:text-properties fo:color="#008000" style:font-name="Raleway1" fo:font-family="Raleway" style:font-style-name="Bold" style:font-pitch="variable" fo:font-size="22.5pt" fo:font-weight="bold" style:font-size-asian="16pt" style:font-weight-asian="bold" style:font-size-complex="16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23cm" fo:margin-bottom="0cm" loext:contextual-spacing="false" style:line-height-at-least="0.529cm" fo:text-indent="0cm" style:auto-text-indent="false"/>
      <style:text-properties fo:color="#008000" style:font-name="Raleway" fo:font-family="Raleway" style:font-style-name="Regular" style:font-pitch="variable" fo:font-size="18pt" fo:font-style="normal" fo:font-weight="normal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65cm" fo:margin-bottom="0cm" loext:contextual-spacing="false" style:line-height-at-least="0.564cm" fo:text-indent="0cm" style:auto-text-indent="false" style:page-number="auto"/>
      <style:text-properties fo:color="#008000" style:font-name="Raleway" fo:font-family="Raleway" style:font-style-name="Regular" style:font-pitch="variable" fo:font-size="15pt" fo:font-weight="normal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65cm" fo:margin-bottom="0cm" loext:contextual-spacing="false" style:page-number="auto"/>
      <style:text-properties fo:color="#008000" style:font-name="Raleway" fo:font-family="Raleway" style:font-style-name="Regular" style:font-pitch="variable" fo:font-size="12pt" fo:font-style="normal" fo:font-weight="normal" style:font-size-asian="85%" style:font-style-asian="italic" style:font-weight-asian="bold" style:font-size-complex="85%" style:font-style-complex="italic" style:font-weight-complex="normal"/>
    </style:style>
    <style:style style:name="Subtitle" style:family="paragraph" style:parent-style-name="Heading" style:next-style-name="Text_20_body" style:class="chapter">
      <style:paragraph-properties style:line-height-at-least="0.529cm" fo:text-align="center" style:justify-single-word="false"/>
      <style:text-properties fo:color="#008000" style:font-name="Raleway2" fo:font-family="Raleway" style:font-style-name="Italic" style:font-pitch="variable" fo:font-size="22.5pt" fo:font-style="normal" style:font-size-asian="14pt" style:font-style-asian="italic" style:font-size-complex="14pt" style:font-style-complex="italic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008000" fo:font-size="15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cm" fo:margin-right="0cm" fo:line-height="0.459cm" fo:text-indent="0cm" style:auto-text-indent="false" style:writing-mode="page">
        <style:tab-stops>
          <style:tab-stop style:position="17.09cm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  <style:text-properties style:font-name="Raleway" fo:font-family="Raleway" style:font-style-name="Regular" style:font-pitch="variable" fo:font-size="13pt"/>
    </style:style>
    <style:style style:name="Bulleted" style:family="paragraph" style:parent-style-name="Text_20_body" style:list-style-name="Bulleted">
      <style:paragraph-properties fo:margin-top="0cm" fo:margin-bottom="0.141cm" loext:contextual-spacing="false">
        <style:tab-stops/>
      </style:paragraph-properties>
      <style:text-properties style:font-name="Fanwood" fo:font-family="Fanwood" style:font-style-name="Regular" style:font-pitch="variable" fo:font-size="12pt" style:font-size-asian="10.5pt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list-style-name="" style:class="text">
      <style:paragraph-properties fo:margin-left="0.529cm" fo:margin-right="0cm" fo:margin-top="0cm" fo:margin-bottom="0.141cm" loext:contextual-spacing="false" fo:text-indent="0cm" style:auto-text-indent="false"/>
      <style:text-properties fo:font-size="12pt" style:font-size-asian="10.5pt"/>
    </style:style>
    <style:style style:name="Arabic_20_Numeral" style:display-name="Arabic Numeral" style:family="paragraph" style:parent-style-name="Bulleted" style:list-style-name="Arabic_20_Numerals">
      <style:paragraph-properties fo:margin-top="0cm" fo:margin-bottom="0.265cm" loext:contextual-spacing="false" fo:line-height="0.529cm"/>
      <style:text-properties style:font-name="Fanwood" fo:font-family="Fanwood" style:font-style-name="Regular" style:font-pitch="variable" fo:font-size="12pt" style:font-size-asian="10.5pt"/>
    </style:style>
    <style:style style:name="Indent_20_No_20_Bullet" style:display-name="Indent No Bullet" style:family="paragraph" style:hidden="true" style:parent-style-name="Text_20_body" style:list-style-name="Indent_20_No_20_Bullet"/>
    <style:style style:name="Bulleted_20_2_20_Example" style:display-name="Bulleted 2 Example" style:family="paragraph" style:hidden="true" style:parent-style-name="Text_20_body">
      <style:text-properties style:font-name="Gillius ADF" fo:font-family="'Gillius ADF'" style:font-style-name="Regular" style:font-pitch="variable" fo:font-size="12.5pt" style:font-size-asian="10.5pt"/>
    </style:style>
    <style:style style:name="Bulleted_20_Example" style:display-name="Bulleted Example" style:family="paragraph" style:parent-style-name="Bulleted">
      <style:paragraph-properties fo:margin-top="0cm" fo:margin-bottom="0.141cm" loext:contextual-spacing="false"/>
      <style:text-properties style:font-name="Raleway" fo:font-family="Raleway" style:font-style-name="Regular" style:font-pitch="variable" fo:font-size="10pt" style:font-size-asian="10.5pt"/>
    </style:style>
    <style:style style:name="Text_20_Body_20_Indent_20_-_20_Example" style:display-name="Text Body Indent - Example" style:family="paragraph" style:parent-style-name="Text_20_body_20_indent">
      <style:text-properties style:font-name="Raleway" fo:font-family="Raleway" style:font-style-name="Regular" style:font-pitch="variable" fo:font-size="10pt" style:font-size-asian="10.5pt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Note_20_-_20_Example" style:display-name="Note - Example" style:family="paragraph" style:parent-style-name="Standard" style:next-style-name="Text_20_Body_20_-_20_Example" style:default-outline-level="2" style:list-style-name="Note_20_-_20_Example_20_Logo" style:master-page-name="">
      <style:paragraph-properties fo:margin-top="0.265cm" fo:margin-bottom="0cm" loext:contextual-spacing="false" style:line-height-at-least="0.529cm" style:page-number="auto" fo:keep-with-next="auto"/>
      <style:text-properties fo:color="#008000" style:font-name="Raleway" fo:font-family="Raleway" style:font-style-name="Regular" style:font-pitch="variable" fo:font-size="15pt" style:font-size-asian="10.5pt"/>
    </style:style>
    <style:style style:name="Note_20_-_20_Tip" style:display-name="Note - Tip" style:family="paragraph" style:parent-style-name="Note_20_-_20_Example" style:next-style-name="Note" style:default-outline-level="" style:list-style-name="Note_20_-_20_Tip_20_Logo" style:master-page-name="">
      <style:paragraph-properties fo:margin-top="0.265cm" fo:margin-bottom="0cm" loext:contextual-spacing="false" style:page-number="auto" fo:keep-with-next="always">
        <style:tab-stops/>
      </style:paragraph-properties>
      <style:text-properties fo:color="#008000" style:font-name="Raleway" fo:font-family="Raleway" style:font-style-name="Regular" style:font-pitch="variable" fo:font-size="15pt" style:font-size-asian="10.5pt"/>
    </style:style>
    <style:style style:name="Title" style:family="paragraph" style:parent-style-name="Heading" style:next-style-name="Text_20_body" style:class="chapter">
      <style:paragraph-properties fo:margin-top="3.669cm" fo:margin-bottom="0.212cm" loext:contextual-spacing="false" style:line-height-at-least="1.129cm" fo:text-align="center" style:justify-single-word="false"/>
      <style:text-properties fo:color="#008000" style:font-name="Raleway" fo:font-family="Raleway" style:font-style-name="Regular" style:font-pitch="variable" fo:font-size="30pt" fo:font-style="normal" fo:font-weight="normal" style:font-size-asian="18pt" style:font-weight-asian="bold" style:font-size-complex="18pt" style:font-weight-complex="600"/>
    </style:style>
    <style:style style:name="Front_20_Matter" style:display-name="Front Matter" style:family="paragraph" style:parent-style-name="Footer_20_left">
      <style:paragraph-properties fo:margin-top="0cm" fo:margin-bottom="0.134cm" loext:contextual-spacing="false" fo:line-height="0.423cm" style:writing-mode="page"/>
      <style:text-properties fo:color="#000000" style:font-name="Raleway" fo:font-family="Raleway" style:font-style-name="Regular" style:font-pitch="variable" fo:font-size="8pt" style:font-size-asian="8pt"/>
    </style:style>
    <style:style style:name="Front_20_Matter_20_Titles" style:display-name="Front Matter Titles" style:family="paragraph" style:parent-style-name="Front_20_Matter">
      <style:paragraph-properties fo:margin-top="0.134cm" fo:margin-bottom="0cm" loext:contextual-spacing="false" style:line-height-at-least="0.423cm" style:writing-mode="page"/>
      <style:text-properties fo:color="#008000" style:font-name="Raleway" fo:font-family="Raleway" style:font-style-name="Regular" style:font-pitch="variable" fo:font-size="10pt" style:font-size-asian="10pt"/>
    </style:style>
    <style:style style:name="Text_20_Body_20_-_20_Example" style:display-name="Text Body - Example" style:family="paragraph" style:parent-style-name="Text_20_body">
      <style:paragraph-properties fo:margin-left="0cm" fo:margin-right="0cm" fo:margin-top="0cm" fo:margin-bottom="0.141cm" loext:contextual-spacing="false" fo:line-height="0.529cm" fo:text-indent="0cm" style:auto-text-indent="false"/>
      <style:text-properties style:font-name="Raleway" fo:font-family="Raleway" style:font-style-name="Regular" style:font-pitch="variable" fo:font-size="10pt" style:font-size-asian="10.5pt"/>
    </style:style>
    <style:style style:name="Untitled2" style:family="paragraph" style:hidden="true" style:parent-style-name="Indent_20_No_20_Bullet"/>
    <style:style style:name="Note_20_Text_20_-_20_Last_20_Paragraph" style:display-name="Note Text - Last Paragraph" style:family="paragraph" style:hidden="true" style:parent-style-name="Bulleted">
      <style:paragraph-properties fo:margin-top="0cm" fo:margin-bottom="0.822cm" loext:contextual-spacing="false"/>
    </style:style>
    <style:style style:name="Note_20_-_20_Caution" style:display-name="Note - Caution" style:family="paragraph" style:parent-style-name="Note_20_-_20_Tip" style:next-style-name="Note" style:list-style-name="Note_20_-_20_Caution_20_Logo" style:master-page-name="">
      <style:paragraph-properties fo:margin-left="0cm" fo:margin-right="0cm" fo:margin-top="0.265cm" fo:margin-bottom="0cm" loext:contextual-spacing="false" fo:text-indent="0cm" style:auto-text-indent="false" style:page-number="auto"/>
      <style:text-properties fo:color="#ff3333" fo:font-size="15pt" style:font-size-asian="10.5pt"/>
    </style:style>
    <style:style style:name="Chapter_20_Number" style:display-name="Chapter Number" style:family="paragraph" style:parent-style-name="Heading_20_1" style:next-style-name="Heading_20_1" style:default-outline-level="" style:list-style-name="" style:master-page-name="">
      <style:paragraph-properties fo:margin-top="1.129cm" fo:margin-bottom="0cm" loext:contextual-spacing="false" fo:line-height="100%" style:page-number="auto" fo:break-before="page" style:writing-mode="page"/>
      <style:text-properties fo:color="#008000" fo:font-size="96pt" fo:font-weight="normal" style:font-size-asian="96pt"/>
    </style:style>
    <style:style style:name="Note" style:family="paragraph" style:parent-style-name="Caption" style:master-page-name="">
      <style:paragraph-properties fo:margin-left="1.323cm" fo:margin-right="0cm" fo:margin-top="0cm" fo:margin-bottom="0.265cm" loext:contextual-spacing="false" fo:line-height="0.459cm" fo:orphans="2" fo:widows="2" fo:hyphenation-ladder-count="no-limit" fo:text-indent="0cm" style:auto-text-indent="false" style:page-number="auto"/>
      <style:text-properties style:font-name="Raleway" fo:font-family="Raleway" style:font-style-name="Regular" style:font-pitch="variable" fo:font-size="10pt" fo:font-style="normal" fo:font-weight="normal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Contents_20_1" style:display-name="Contents 1" style:family="paragraph" style:parent-style-name="Index" style:list-style-name="" style:class="index">
      <style:paragraph-properties fo:margin-top="0cm" fo:margin-bottom="0cm" loext:contextual-spacing="false" fo:line-height="0.459cm" fo:text-align="start" style:justify-single-word="false">
        <style:tab-stops>
          <style:tab-stop style:position="15.946cm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2.5pt"/>
    </style:style>
    <style:style style:name="Contents_20_4" style:display-name="Contents 4" style:family="paragraph" style:parent-style-name="Index" style:class="index">
      <style:paragraph-properties fo:margin-left="0.529cm" fo:margin-right="0cm" fo:line-height="0.459cm" fo:text-indent="0cm" style:auto-text-indent="false">
        <style:tab-stops>
          <style:tab-stop style:position="14.448cm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3" style:display-name="Contents 3" style:family="paragraph" style:parent-style-name="Index" style:class="index">
      <style:paragraph-properties fo:margin-left="0.282cm" fo:margin-right="0cm" fo:line-height="0.459cm" fo:text-indent="0cm" style:auto-text-indent="false" style:writing-mode="page">
        <style:tab-stops>
          <style:tab-stop style:position="14.947cm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5" style:display-name="Contents 5" style:family="paragraph" style:parent-style-name="Heading_20_1" style:default-outline-level="" style:list-style-name="" style:class="index" style:master-page-name="">
      <style:paragraph-properties fo:margin-top="0.265cm" fo:margin-bottom="0cm" loext:contextual-spacing="false" fo:text-align="start" style:justify-single-word="false" style:page-number="auto">
        <style:tab-stops>
          <style:tab-stop style:position="13.949cm" style:type="right" style:leader-style="dotted" style:leader-text="."/>
        </style:tab-stops>
      </style:paragraph-properties>
      <style:text-properties fo:color="#008000" style:font-name="Raleway" fo:font-family="Raleway" style:font-style-name="Regular" style:font-pitch="variable" fo:font-size="1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Image_20_Spacer" style:display-name="Image Spacer" style:family="paragraph" style:parent-style-name="Table_20_Contents">
      <style:paragraph-properties fo:line-height="0.035cm"/>
    </style:style>
    <style:style style:name="Arabic_20_Numeral_20_Example" style:display-name="Arabic Numeral Example" style:family="paragraph" style:parent-style-name="Arabic_20_Numeral" style:master-page-name="">
      <style:paragraph-properties fo:line-height="0.529cm" style:page-number="auto"/>
      <style:text-properties style:font-name="Raleway" fo:font-family="Raleway" style:font-style-name="Regular" style:font-pitch="variable" fo:font-size="10pt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048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4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46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45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45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45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Drawing" style:family="paragraph" style:parent-style-name="Caption" style:class="extra"/>
    <style:style style:name="Dedication" style:family="paragraph" style:parent-style-name="Title" style:master-page-name="">
      <style:paragraph-properties fo:margin-top="4.001cm" fo:margin-bottom="4.001cm" loext:contextual-spacing="false" fo:text-align="end" style:justify-single-word="false" style:page-number="auto"/>
      <style:text-properties fo:color="#000000" style:font-name="Fanwood Text" fo:font-family="'Fanwood Text'" style:font-style-name="Italic" style:font-pitch="variable" fo:font-style="italic"/>
    </style:style>
    <style:style style:name="Table_20_Sub-Heading" style:display-name="Table Sub-Heading" style:family="paragraph" style:parent-style-name="Table_20_Heading">
      <style:text-properties fo:font-size="11pt" style:font-size-asian="10.5pt"/>
    </style:style>
    <style:style style:name="Appendix_20_Letter" style:display-name="Appendix Letter" style:family="paragraph" style:parent-style-name="Chapter_20_Number" style:master-page-name="">
      <style:paragraph-properties style:page-number="auto"/>
    </style:style>
    <style:style style:name="Note-Note" style:family="paragraph" style:parent-style-name="Contents_20_6" style:next-style-name="Note" style:list-style-name="Note" style:master-page-name="">
      <style:paragraph-properties fo:margin-left="0cm" fo:margin-right="0cm" fo:margin-top="0cm" fo:margin-bottom="0cm" loext:contextual-spacing="false" style:line-height-at-least="0.547cm" fo:text-indent="0cm" style:auto-text-indent="false" style:page-number="auto" fo:keep-with-next="always"/>
      <style:text-properties fo:color="#000000" style:font-name="Nobile" fo:font-family="Nobile" style:font-style-name="Regular" style:font-pitch="variable" fo:font-size="12pt" fo:font-weight="normal"/>
    </style:style>
    <style:style style:name="Note-Examples" style:family="paragraph" style:parent-style-name="Note-Note" style:next-style-name="Note" style:list-style-name="Examples">
      <style:text-properties fo:color="#008000"/>
    </style:style>
    <style:style style:name="Heading_20_4_20_-_20_Example" style:display-name="Heading 4 - Example" style:family="paragraph" style:parent-style-name="Note_20_-_20_Example" style:default-outline-level="" style:list-style-name="">
      <style:paragraph-properties fo:margin-top="0.653cm" fo:margin-bottom="0.282cm" loext:contextual-spacing="false"/>
      <style:text-properties fo:font-size="13.5pt" style:font-size-asian="10.5pt"/>
    </style:style>
    <style:style style:name="Table_20_Contents_20_0" style:display-name="Table Contents 0" style:family="paragraph" style:parent-style-name="Table_20_Contents">
      <style:paragraph-properties fo:line-height="0.035cm"/>
    </style:style>
    <style:style style:name="Appendix_20_Number" style:display-name="Appendix Number" style:family="paragraph" style:parent-style-name="Chapter_20_Number">
      <style:paragraph-properties style:writing-mode="page"/>
      <style:text-properties style:font-name-asian="思源黑體 TW Regular" style:font-family-asian="'思源黑體 TW Regular'" style:font-style-name-asian="標準" style:font-pitch-asian="variable" style:font-size-asian="96pt" style:language-asian="zh" style:country-asian="TW"/>
    </style:style>
    <style:style style:name="Bullet_20_Symbols" style:display-name="Bullet Symbols" style:family="text">
      <style:text-properties fo:color="#008000"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/>
    </style:style>
    <style:style style:name="Arabic_20_Numerals" style:display-name="Arabic Numerals" style:family="text" style:parent-style-name="Bullet_20_Symbols">
      <style:text-properties style:font-name="Raleway3" fo:font-family="Raleway" style:font-style-name="Light" style:font-pitch="variable" fo:font-size="10pt" fo:font-weight="normal" style:font-size-asian="10.5pt"/>
    </style:style>
    <style:style style:name="Numbering_20_Symbols" style:display-name="Numbering Symbols" style:family="text"/>
    <style:style style:name="Bullet_20_Symbols_20__28_user_29_" style:display-name="Bullet Symbols (user)" style:family="text">
      <style:text-properties style:font-size-asian="10.5pt"/>
    </style:style>
    <style:style style:name="Definition" style:family="text" style:hidden="true"/>
    <style:style style:name="Drop_20_Caps" style:display-name="Drop Caps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Endnote_20_Symbol" style:display-name="Endnote Symbol" style:family="text" style:hidden="true"/>
    <style:style style:name="Exampl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Footnote_20_anchor" style:display-name="Footnote anchor" style:family="text" style:hidden="true">
      <style:text-properties style:text-position="super 58%"/>
    </style:style>
    <style:style style:name="Footnote_20_Symbol" style:display-name="Footnote Symbol" style:family="text" style:hidden="true"/>
    <style:style style:name="Index_20_Link" style:display-name="Index Link" style:family="text" style:hidden="true"/>
    <style:style style:name="Line_20_numbering" style:display-name="Line numbering" style:family="text" style:hidden="true"/>
    <style:style style:name="Page_20_Number" style:display-name="Page Number" style:family="text" style:hidden="true"/>
    <style:style style:name="Citation" style:family="text" style:hidden="true">
      <style:text-properties fo:font-style="italic" style:font-style-asian="italic" style:font-style-complex="italic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Teletyp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User_20_Entry" style:display-name="User Entry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Visited_20_Internet_20_Link" style:display-name="Visited Internet Link" style:family="text" style:hidden="true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style:font-name="Fanwood1" fo:font-family="Fanwood" style:font-style-name="Italic" style:font-pitch="variable" fo:font-size="12pt" fo:font-style="italic" style:font-name-asian="AR PL UKai TW" style:font-family-asian="'AR PL UKai TW'" style:font-style-name-asian="書本體" style:font-pitch-asian="variable" style:font-size-asian="12pt" style:language-asian="zh" style:country-asian="TW" style:font-style-asian="normal" style:font-style-complex="italic"/>
    </style:style>
    <style:style style:name="Untitled1" style:family="text" style:hidden="true" style:parent-style-name="Emphasis">
      <style:text-properties fo:font-size="12.5pt" style:font-size-asian="10.5pt"/>
    </style:style>
    <style:style style:name="Caption_20_characters" style:display-name="Caption characters" style:family="text" style:hidden="true"/>
    <style:style style:name="Emphasis_20_-_20_Example" style:display-name="Emphasis - Example" style:family="text" style:parent-style-name="Emphasis">
      <style:text-properties style:font-name="Radley" fo:font-family="Radley" style:font-style-name="Italic" style:font-pitch="variable" fo:font-size="13pt" style:font-size-asian="10.5pt"/>
    </style:style>
    <style:style style:name="Choice" style:family="text" style:parent-style-name="Emphasis">
      <style:text-properties fo:font-variant="small-caps" style:font-name="Raleway" fo:font-family="Raleway" style:font-style-name="Regular" style:font-pitch="variable" fo:font-size="10pt" fo:font-style="normal" style:font-name-asian="思源黑體 Regular" style:font-family-asian="'思源黑體 Regular'" style:font-style-name-asian="標準" style:font-pitch-asian="variable" style:font-size-asian="10pt"/>
    </style:style>
    <style:style style:name="Choice_20_-_20_Example" style:display-name="Choice - Example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Strong_20_Emphasis" style:display-name="Strong Emphasis" style:family="text">
      <style:text-properties style:font-name="Fanwood Text1" fo:font-family="'Fanwood Text'" style:font-style-name="Bold" style:font-pitch="variable" fo:font-size="12pt" fo:font-weight="bold" style:font-size-asian="10.5pt" style:font-weight-asian="bold" style:font-weight-complex="600"/>
    </style:style>
    <style:style style:name="Internet_20_link" style:display-name="Internet link" style:family="text">
      <style:text-properties fo:color="#008000" style:font-name="Raleway" fo:font-family="Raleway" style:font-style-name="Regular" style:font-pitch="variable" fo:font-size="10pt" fo:language="zxx" fo:country="none" style:text-underline-style="none" style:font-name-asian="思源黑體 Regular" style:font-family-asian="'思源黑體 Regular'" style:font-style-name-asian="標準" style:font-pitch-asian="variable" style:font-size-asian="10pt" style:language-asian="zxx" style:country-asian="none" style:language-complex="zxx" style:country-complex="none"/>
    </style:style>
    <style:style style:name="Internet_20_Link_20_-_20_Example" style:display-name="Internet Link - Example" style:family="text" style:parent-style-name="Internet_20_link">
      <style:text-properties style:font-name="Fanwood" fo:font-family="Fanwood" style:font-style-name="Regular" style:font-pitch="variable" fo:font-size="12pt" style:font-size-asian="10.5pt"/>
    </style:style>
    <style:style style:name="Variable" style:family="text" style:hidden="true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font-name="Raleway" fo:font-family="Raleway" style:font-style-name="Regular" style:font-pitch="variable" fo:font-size="10pt" style:text-underline-style="dotted" style:text-underline-width="auto" style:text-underline-color="font-color" style:font-size-asian="10.5pt"/>
    </style:style>
    <style:style style:name="Main_20_index_20_entry" style:display-name="Main index entry" style:family="text">
      <style:text-properties style:font-name="Fanwood2" fo:font-family="Fanwood" style:font-style-name="Bold" style:font-pitch="variable" fo:font-weight="bold" style:font-size-asian="10.5pt" style:font-weight-asian="bold" style:font-weight-complex="600"/>
    </style:style>
    <style:style style:name="Choice_20_-_20_Body" style:display-name="Choice - Body" style:family="text" style:parent-style-name="Choice">
      <style:text-properties style:font-name="Fanwood" fo:font-family="Fanwood" style:font-style-name="Regular" style:font-pitch="variable" fo:font-size="11pt" style:font-size-asian="11pt"/>
    </style:style>
    <style:style style:name="Graphics" style:family="graphic">
      <style:graphic-properties svg:width="10.668cm" fo:min-height="6.325cm" text:anchor-type="paragraph" svg:x="0cm" svg:y="0cm" fo:margin-top="0.529cm" fo:margin-bottom="0.529cm" style:wrap="none" style:vertical-pos="top" style:vertical-rel="paragraph" style:horizontal-pos="left" style:horizontal-rel="paragraph" fo:background-color="transparent" draw:fill="none" draw:fill-color="#729fcf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529cm" fo:margin-right="0.529cm" fo:margin-top="0.529cm" fo:margin-bottom="0.529cm" style:wrap="right" style:number-wrapped-paragraphs="no-limit" style:wrap-contour="false" style:vertical-pos="top" style:vertical-rel="paragraph-content" style:horizontal-pos="center" style:horizontal-rel="paragraph-content" fo:background-color="#ffffff" style:background-transparency="0%" draw:fill="solid" draw:fill-color="#ffffff" draw:opacity="100%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 style:hidden="true">
      <text:list-level-style-number text:level="1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Bulleted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</text:list-style>
    <text:list-style style:name="Arabic_20_Numerals" style:display-name="Arabic Numerals" text:consecutive-numbering="true">
      <text:list-level-style-number text:level="1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2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3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4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5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6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7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8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9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10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</text:list-style>
    <text:list-style style:name="Bulleted_20_2" style:display-name="Bulleted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</text:list-style>
    <text:list-style style:name="Indent_20_No_20_Bullet" style:display-name="Indent No Bullet">
      <text:list-level-style-image text:level="1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2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3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4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5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6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7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8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9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10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</text:list-style>
    <text:list-style style:name="Indented2_20_-_20_No_20_Bullet" style:display-name="Indented2 - No Bullet" style:hidden="true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margin-left="1.094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margin-left="1.094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margin-left="1.09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margin-left="1.094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margin-left="1.094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margin-left="1.094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margin-left="1.094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margin-left="1.094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margin-left="1.094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margin-left="1.094cm"/>
        </style:list-level-properties>
      </text:list-level-style-number>
    </text:list-style>
    <text:list-style style:name="Note_20_-_20_Tip_20_Logo" style:display-name="Note - Tip Logo">
      <text:list-level-style-image text:level="1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2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3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4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5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6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7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8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9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10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</text:list-style>
    <text:list-style style:name="Note_20_-_20_Caution_20_Logo" style:display-name="Note - Caution Logo">
      <text:list-level-style-image text:level="1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0.688cm" fo:margin-left="1.323cm"/>
        </style:list-level-properties>
      </text:list-level-style-image>
      <text:list-level-style-image text:level="2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0.053cm" fo:margin-left="1.323cm"/>
        </style:list-level-properties>
      </text:list-level-style-image>
      <text:list-level-style-image text:level="3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0.582cm" fo:margin-left="1.323cm"/>
        </style:list-level-properties>
      </text:list-level-style-image>
      <text:list-level-style-image text:level="4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1.217cm" fo:margin-left="1.323cm"/>
        </style:list-level-properties>
      </text:list-level-style-image>
      <text:list-level-style-image text:level="5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1.852cm" fo:margin-left="1.323cm"/>
        </style:list-level-properties>
      </text:list-level-style-image>
      <text:list-level-style-image text:level="6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2.487cm" fo:margin-left="1.323cm"/>
        </style:list-level-properties>
      </text:list-level-style-image>
      <text:list-level-style-image text:level="7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3.122cm" fo:margin-left="1.323cm"/>
        </style:list-level-properties>
      </text:list-level-style-image>
      <text:list-level-style-image text:level="8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3.757cm" fo:margin-left="1.323cm"/>
        </style:list-level-properties>
      </text:list-level-style-image>
      <text:list-level-style-image text:level="9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4.392cm" fo:margin-left="1.323cm"/>
        </style:list-level-properties>
      </text:list-level-style-image>
      <text:list-level-style-image text:level="10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5.027cm" fo:margin-left="1.323cm"/>
        </style:list-level-properties>
      </text:list-level-style-image>
    </text:list-style>
    <text:list-style style:name="Note_20_-_20_Example_20_Logo" style:display-name="Note - Example Logo">
      <text:list-level-style-image text:level="1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2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3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4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5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6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7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8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9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10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</text:list-style>
    <text:list-style style:name="Chapter_20_number_20_in_20_TOC" style:display-name="Chapter number in TOC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</text:list-style>
    <text:list-style style:name="Chapter_20_in_20_TOC" style:display-name="Chapter in TOC">
      <text:list-level-style-number text:level="1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te">
      <text:list-level-style-image text:level="1" xlink:href="Pictures/100000000000002700000026E7BA59C467F90D6A.png" xlink:type="simple" xlink:show="embed" xlink:actuate="onLoad">
        <style:list-level-properties text:min-label-width="0.508cm" text:min-label-distance="0.508cm" style:vertical-pos="bottom" style:vertical-rel="baseline" fo:width="0.882cm" fo:height="0.882cm"/>
      </text:list-level-style-image>
      <text:list-level-style-image text:level="2" xlink:href="Pictures/100000000000002700000026E7BA59C467F90D6A.png" xlink:type="simple" xlink:show="embed" xlink:actuate="onLoad">
        <style:list-level-properties text:space-before="0.501cm" text:min-label-width="0.508cm" text:min-label-distance="0.508cm" style:vertical-pos="bottom" style:vertical-rel="baseline" fo:width="0.882cm" fo:height="0.882cm"/>
      </text:list-level-style-image>
      <text:list-level-style-image text:level="3" xlink:href="Pictures/100000000000002700000026E7BA59C467F90D6A.png" xlink:type="simple" xlink:show="embed" xlink:actuate="onLoad">
        <style:list-level-properties text:space-before="1cm" text:min-label-width="0.508cm" text:min-label-distance="0.508cm" style:vertical-pos="bottom" style:vertical-rel="baseline" fo:width="0.882cm" fo:height="0.882cm"/>
      </text:list-level-style-image>
      <text:list-level-style-image text:level="4" xlink:href="Pictures/100000000000002700000026E7BA59C467F90D6A.png" xlink:type="simple" xlink:show="embed" xlink:actuate="onLoad">
        <style:list-level-properties text:space-before="1.501cm" text:min-label-width="0.508cm" text:min-label-distance="0.508cm" style:vertical-pos="bottom" style:vertical-rel="baseline" fo:width="0.882cm" fo:height="0.882cm"/>
      </text:list-level-style-image>
      <text:list-level-style-image text:level="5" xlink:href="Pictures/100000000000002700000026E7BA59C467F90D6A.png" xlink:type="simple" xlink:show="embed" xlink:actuate="onLoad">
        <style:list-level-properties text:space-before="2cm" text:min-label-width="0.508cm" text:min-label-distance="0.508cm" style:vertical-pos="bottom" style:vertical-rel="baseline" fo:width="0.882cm" fo:height="0.882cm"/>
      </text:list-level-style-image>
      <text:list-level-style-image text:level="6" xlink:href="Pictures/100000000000002700000026E7BA59C467F90D6A.png" xlink:type="simple" xlink:show="embed" xlink:actuate="onLoad">
        <style:list-level-properties text:space-before="2.501cm" text:min-label-width="0.508cm" text:min-label-distance="0.508cm" style:vertical-pos="bottom" style:vertical-rel="baseline" fo:width="0.882cm" fo:height="0.882cm"/>
      </text:list-level-style-image>
      <text:list-level-style-image text:level="7" xlink:href="Pictures/100000000000002700000026E7BA59C467F90D6A.png" xlink:type="simple" xlink:show="embed" xlink:actuate="onLoad">
        <style:list-level-properties text:space-before="3cm" text:min-label-width="0.508cm" text:min-label-distance="0.508cm" style:vertical-pos="bottom" style:vertical-rel="baseline" fo:width="0.882cm" fo:height="0.882cm"/>
      </text:list-level-style-image>
      <text:list-level-style-image text:level="8" xlink:href="Pictures/100000000000002700000026E7BA59C467F90D6A.png" xlink:type="simple" xlink:show="embed" xlink:actuate="onLoad">
        <style:list-level-properties text:space-before="3.501cm" text:min-label-width="0.508cm" text:min-label-distance="0.508cm" style:vertical-pos="bottom" style:vertical-rel="baseline" fo:width="0.882cm" fo:height="0.882cm"/>
      </text:list-level-style-image>
      <text:list-level-style-image text:level="9" xlink:href="Pictures/100000000000002700000026E7BA59C467F90D6A.png" xlink:type="simple" xlink:show="embed" xlink:actuate="onLoad">
        <style:list-level-properties text:space-before="4.001cm" text:min-label-width="0.508cm" text:min-label-distance="0.508cm" style:vertical-pos="bottom" style:vertical-rel="baseline" fo:width="0.882cm" fo:height="0.882cm"/>
      </text:list-level-style-image>
      <text:list-level-style-image text:level="10" xlink:href="Pictures/100000000000002700000026E7BA59C467F90D6A.png" xlink:type="simple" xlink:show="embed" xlink:actuate="onLoad">
        <style:list-level-properties text:space-before="4.501cm" text:min-label-width="0.508cm" text:min-label-distance="0.508cm" style:vertical-pos="bottom" style:vertical-rel="baseline" fo:width="0.882cm" fo:height="0.882cm"/>
      </text:list-level-style-image>
    </text:list-style>
    <text:list-style style:name="Examples">
      <text:list-level-style-image text:level="1" xlink:href="Pictures/1000000000000029000000280D79344E3C86B807.png" xlink:type="simple" xlink:show="embed" xlink:actuate="onLoad">
        <style:list-level-properties text:min-label-width="0.508cm" text:min-label-distance="0.508cm" style:vertical-pos="bottom" style:vertical-rel="baseline" fo:width="0.882cm" fo:height="0.882cm"/>
      </text:list-level-style-image>
      <text:list-level-style-image text:level="2" xlink:href="Pictures/1000000000000029000000280D79344E3C86B807.png" xlink:type="simple" xlink:show="embed" xlink:actuate="onLoad">
        <style:list-level-properties text:space-before="0.501cm" text:min-label-width="0.508cm" text:min-label-distance="0.508cm" style:vertical-pos="bottom" style:vertical-rel="baseline" fo:width="0.882cm" fo:height="0.882cm"/>
      </text:list-level-style-image>
      <text:list-level-style-image text:level="3" xlink:href="Pictures/1000000000000029000000280D79344E3C86B807.png" xlink:type="simple" xlink:show="embed" xlink:actuate="onLoad">
        <style:list-level-properties text:space-before="1cm" text:min-label-width="0.508cm" text:min-label-distance="0.508cm" style:vertical-pos="bottom" style:vertical-rel="baseline" fo:width="0.882cm" fo:height="0.882cm"/>
      </text:list-level-style-image>
      <text:list-level-style-image text:level="4" xlink:href="Pictures/1000000000000029000000280D79344E3C86B807.png" xlink:type="simple" xlink:show="embed" xlink:actuate="onLoad">
        <style:list-level-properties text:space-before="1.501cm" text:min-label-width="0.508cm" text:min-label-distance="0.508cm" style:vertical-pos="bottom" style:vertical-rel="baseline" fo:width="0.882cm" fo:height="0.882cm"/>
      </text:list-level-style-image>
      <text:list-level-style-image text:level="5" xlink:href="Pictures/1000000000000029000000280D79344E3C86B807.png" xlink:type="simple" xlink:show="embed" xlink:actuate="onLoad">
        <style:list-level-properties text:space-before="2cm" text:min-label-width="0.508cm" text:min-label-distance="0.508cm" style:vertical-pos="bottom" style:vertical-rel="baseline" fo:width="0.882cm" fo:height="0.882cm"/>
      </text:list-level-style-image>
      <text:list-level-style-image text:level="6" xlink:href="Pictures/1000000000000029000000280D79344E3C86B807.png" xlink:type="simple" xlink:show="embed" xlink:actuate="onLoad">
        <style:list-level-properties text:space-before="2.501cm" text:min-label-width="0.508cm" text:min-label-distance="0.508cm" style:vertical-pos="bottom" style:vertical-rel="baseline" fo:width="0.882cm" fo:height="0.882cm"/>
      </text:list-level-style-image>
      <text:list-level-style-image text:level="7" xlink:href="Pictures/1000000000000029000000280D79344E3C86B807.png" xlink:type="simple" xlink:show="embed" xlink:actuate="onLoad">
        <style:list-level-properties text:space-before="3cm" text:min-label-width="0.508cm" text:min-label-distance="0.508cm" style:vertical-pos="bottom" style:vertical-rel="baseline" fo:width="0.882cm" fo:height="0.882cm"/>
      </text:list-level-style-image>
      <text:list-level-style-image text:level="8" xlink:href="Pictures/1000000000000029000000280D79344E3C86B807.png" xlink:type="simple" xlink:show="embed" xlink:actuate="onLoad">
        <style:list-level-properties text:space-before="3.501cm" text:min-label-width="0.508cm" text:min-label-distance="0.508cm" style:vertical-pos="bottom" style:vertical-rel="baseline" fo:width="0.882cm" fo:height="0.882cm"/>
      </text:list-level-style-image>
      <text:list-level-style-image text:level="9" xlink:href="Pictures/1000000000000029000000280D79344E3C86B807.png" xlink:type="simple" xlink:show="embed" xlink:actuate="onLoad">
        <style:list-level-properties text:space-before="4.001cm" text:min-label-width="0.508cm" text:min-label-distance="0.508cm" style:vertical-pos="bottom" style:vertical-rel="baseline" fo:width="0.882cm" fo:height="0.882cm"/>
      </text:list-level-style-image>
      <text:list-level-style-image text:level="10" xlink:href="Pictures/1000000000000029000000280D79344E3C86B807.png" xlink:type="simple" xlink:show="embed" xlink:actuate="onLoad">
        <style:list-level-properties text:space-before="4.501cm" text:min-label-width="0.508cm" text:min-label-distance="0.508cm" style:vertical-pos="bottom" style:vertical-rel="baseline" fo:width="0.882cm" fo:height="0.882cm"/>
      </text:list-level-style-image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table:align="margins" style:may-break-between-rows="false"/>
    </style:style>
    <style:style style:name="Table1.A" style:family="table-column">
      <style:table-column-properties style:rel-column-width="60857*"/>
    </style:style>
    <style:style style:name="Table1.B" style:family="table-column">
      <style:table-column-properties style:rel-column-width="4678*"/>
    </style:style>
    <style:style style:name="Table8" style:family="table">
      <style:table-properties table:align="margins" style:may-break-between-rows="false"/>
    </style:style>
    <style:style style:name="Table8.A" style:family="table-column">
      <style:table-column-properties style:rel-column-width="59492*"/>
    </style:style>
    <style:style style:name="Table8.B" style:family="table-column">
      <style:table-column-properties style:rel-column-width="6043*"/>
    </style:style>
    <style:style style:name="Table2" style:family="table">
      <style:table-properties style:width="10.379cm" table:align="margins" style:may-break-between-rows="false"/>
    </style:style>
    <style:style style:name="Table2.A" style:family="table-column">
      <style:table-column-properties style:column-width="1.099cm" style:rel-column-width="6939*"/>
    </style:style>
    <style:style style:name="Table2.B" style:family="table-column">
      <style:table-column-properties style:column-width="9.28cm" style:rel-column-width="58596*"/>
    </style:style>
    <style:style style:name="Table7" style:family="table">
      <style:table-properties style:width="10.379cm" table:align="margins" style:may-break-between-rows="false"/>
    </style:style>
    <style:style style:name="Table7.A" style:family="table-column">
      <style:table-column-properties style:column-width="9.421cm" style:rel-column-width="59492*"/>
    </style:style>
    <style:style style:name="Table7.B" style:family="table-column">
      <style:table-column-properties style:column-width="0.958cm" style:rel-column-width="6043*"/>
    </style:style>
    <style:style style:name="MP1" style:family="paragraph" style:parent-style-name="Footer_20_left">
      <style:text-properties officeooo:paragraph-rsid="00425105"/>
    </style:style>
    <style:style style:name="MP2" style:family="paragraph" style:parent-style-name="Footer_20_right">
      <style:text-properties officeooo:paragraph-rsid="00a8de17"/>
    </style:style>
    <style:style style:name="MP3" style:family="paragraph" style:parent-style-name="Standard">
      <style:text-properties officeooo:paragraph-rsid="00425105"/>
    </style:style>
    <style:style style:name="MP4" style:family="paragraph" style:parent-style-name="Footer_20_right">
      <style:text-properties officeooo:paragraph-rsid="005bcbd8"/>
    </style:style>
    <style:style style:name="MP5" style:family="paragraph" style:parent-style-name="Footer_20_right">
      <style:text-properties officeooo:rsid="0011dbfd" officeooo:paragraph-rsid="0011dbfd"/>
    </style:style>
    <style:style style:name="MP6" style:family="paragraph" style:parent-style-name="Standard">
      <style:text-properties officeooo:rsid="00cd1b26" officeooo:paragraph-rsid="00cd1b26"/>
    </style:style>
    <style:style style:name="MP7" style:family="paragraph" style:parent-style-name="Footer_20_right">
      <style:text-properties officeooo:paragraph-rsid="0011dbfd"/>
    </style:style>
    <style:style style:name="MP8" style:family="paragraph" style:parent-style-name="Standard">
      <style:text-properties officeooo:paragraph-rsid="0011dbfd"/>
    </style:style>
    <style:page-layout style:name="Mpm1" style:page-usage="mirrored">
      <style:page-layout-properties fo:page-width="15.24cm" fo:page-height="22.86cm" style:num-format="1" style:print-orientation="portrait" fo:margin-top="2.399cm" fo:margin-bottom="2.646cm" fo:margin-left="2.646cm" fo:margin-right="2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15.24cm" fo:page-height="22.86cm" style:num-format="1" style:print-orientation="portrait" fo:margin-top="2.117cm" fo:margin-bottom="2.646cm" fo:margin-left="2.646cm" fo:margin-right="2.11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65cm" fo:margin-left="0cm" fo:margin-right="0cm" fo:margin-top="0.533cm" fo:border-top="0.06pt solid #008000" fo:border-bottom="none" fo:border-left="none" fo:border-right="none" fo:padding="0.053cm" fo:background-color="transparent" style:dynamic-spacing="false" draw:fill="none" draw:fill-color="#729fcf"/>
      </style:footer-style>
    </style:page-layout>
    <style:page-layout style:name="Mpm3" style:page-usage="mirrored">
      <style:page-layout-properties fo:page-width="15.24cm" fo:page-height="22.86cm" style:num-format="1" style:print-orientation="portrait" fo:margin-top="2.117cm" fo:margin-bottom="2.646cm" fo:margin-left="2.646cm" fo:margin-right="2.11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58cm" fo:margin-left="0cm" fo:margin-right="0cm" fo:margin-top="0.529cm" fo:border-top="0.06pt solid #008000" fo:border-bottom="none" fo:border-left="none" fo:border-right="none" fo:padding="0.049cm" style:dynamic-spacing="false"/>
      </style:footer-style>
    </style:page-layout>
    <style:page-layout style:name="Mpm4" style:page-usage="mirrored">
      <style:page-layout-properties fo:page-width="15.24cm" fo:page-height="22.86cm" style:num-format="1" style:print-orientation="portrait" fo:margin-top="2.117cm" fo:margin-bottom="2.646cm" fo:margin-left="2.646cm" fo:margin-right="2.11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164cm" fo:margin-left="0cm" fo:margin-right="0cm" fo:margin-top="0.582cm" fo:border-top="0.06pt solid #008000" fo:border-bottom="none" fo:border-left="none" fo:border-right="none" fo:padding="0.049cm" style:dynamic-spacing="false"/>
      </style:footer-style>
    </style:page-layout>
    <style:page-layout style:name="Mpm5">
      <style:page-layout-properties fo:page-width="21.59cm" fo:page-height="27.94cm" style:num-format="1" style:print-orientation="portrait" fo:margin-top="2.117cm" fo:margin-bottom="2.646cm" fo:margin-left="2.646cm" fo:margin-right="2.11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1"><text:chapter text:display="name" text:outline-level="1"/></text:p>
            </table:table-cell>
            <table:table-cell office:value-type="string">
              <text:p text:style-name="MP2"><text:page-number text:select-page="current">0</text:page-number>.</text:p>
            </table:table-cell>
          </table:table-row>
        </table:table>
        <text:p text:style-name="MP3"/>
      </style:footer>
      <style:footer-left>
        <table:table table:name="Table8" table:style-name="Table8">
          <table:table-column table:style-name="Table8.A"/>
          <table:table-column table:style-name="Table8.B"/>
          <table:table-row>
            <table:table-cell office:value-type="string">
              <text:p text:style-name="MP1"><text:chapter text:display="number-and-name" text:outline-level="1"/></text:p>
            </table:table-cell>
            <table:table-cell office:value-type="string">
              <text:p text:style-name="MP4"><text:page-number text:select-page="current">0</text:page-number>.</text:p>
            </table:table-cell>
          </table:table-row>
        </table:table>
        <text:p text:style-name="MP3"/>
      </style:footer-left>
    </style:master-page>
    <style:master-page style:name="Left_20_Page" style:display-name="Left Page" style:page-layout-name="Mpm3" style:next-style-name="Right_20_Page">
      <style:footer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Footer_20_left"><text:page-number text:select-page="current">4</text:page-number>.</text:p>
            </table:table-cell>
            <table:table-cell office:value-type="string">
              <text:p text:style-name="MP5">LibreOffice排版設計</text:p>
            </table:table-cell>
          </table:table-row>
        </table:table>
        <text:p text:style-name="MP6"/>
      </style:footer>
    </style:master-page>
    <style:master-page style:name="Right_20_Page" style:display-name="Right Page" style:page-layout-name="Mpm4" style:next-style-name="Left_20_Page">
      <style:footer>
        <table:table table:name="Table7" table:style-name="Table7">
          <table:table-column table:style-name="Table7.A"/>
          <table:table-column table:style-name="Table7.B"/>
          <table:table-row>
            <table:table-cell office:value-type="string">
              <text:p text:style-name="Footer_20_left"><text:chapter text:display="name" text:outline-level="1">何處可取得自由授權的字型</text:chapter></text:p>
            </table:table-cell>
            <table:table-cell office:value-type="string">
              <text:p text:style-name="MP7"><text:page-number text:select-page="current">1</text:page-number>.</text:p>
            </table:table-cell>
          </table:table-row>
        </table:table>
        <text:p text:style-name="MP8"/>
      </style:footer>
    </style:master-page>
    <style:master-page style:name="Index" style:page-layout-name="Mpm5"/>
    <style:master-page style:name="Endnote" style:hidden="true" style:page-layout-name="Mpm6"/>
    <style:master-page style:name="Envelope" style:hidden="true" style:page-layout-name="Mpm7"/>
    <style:master-page style:name="Landscape" style:hidden="true" style:page-layout-name="Mpm8"/>
    <style:master-page style:name="HTML" style:hidden="true" style:page-layout-name="Mpm9"/>
    <style:master-page style:name="Footnote" style:hidden="tru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6:06:20.846415859</meta:creation-date>
    <meta:editing-duration>PT8M19S</meta:editing-duration>
    <meta:editing-cycles>5</meta:editing-cycles>
    <meta:generator>LibreOffice/5.4.4.2$Linux_X86_64 LibreOffice_project/40$Build-2</meta:generator>
    <dc:title>LibreOffice排版設計</dc:title>
    <meta:initial-creator>Bruce Byfield</meta:initial-creator>
    <dc:date>2017-12-28T15:55:53.890483864</dc:date>
    <dc:creator>曾 政嘉</dc:creator>
    <meta:document-statistic meta:table-count="4" meta:image-count="0" meta:object-count="0" meta:page-count="4" meta:paragraph-count="39" meta:word-count="1351" meta:character-count="2560" meta:non-whitespace-character-count="2473"/>
    <meta:template xlink:type="simple" xlink:actuate="onRequest" xlink:title="designing-with-libreoffice" xlink:href="../../../../.config/libreoffice/4/user/template/designing-with-libreoffice.ott" meta:date="2016-03-19T16:06:20.389192191"/>
  </office:meta>
</office:document-meta>
</file>